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1" fo:font-size="12pt" style:font-size-asian="12pt" style:font-size-complex="12pt"/>
    </style:style>
    <style:style style:name="P2" style:family="paragraph" style:parent-style-name="Text_20_body">
      <style:text-properties fo:color="#000000" style:font-name="Calibri1" fo:font-size="12pt" style:font-size-asian="12pt" style:font-size-complex="12pt"/>
    </style:style>
    <style:style style:name="P3" style:family="paragraph" style:parent-style-name="Text_20_body">
      <style:paragraph-properties fo:margin-left="0.5in" fo:margin-right="0in" fo:text-indent="0in" style:auto-text-indent="false"/>
      <style:text-properties style:font-name="Calibri1" fo:font-size="12pt" style:font-size-asian="12pt" style:font-size-complex="12pt"/>
    </style:style>
    <style:style style:name="P4" style:family="paragraph" style:parent-style-name="Standard">
      <style:text-properties style:font-name="Calibri1" fo:font-size="12pt" style:font-size-asian="12pt" style:font-size-complex="12pt"/>
    </style:style>
    <style:style style:name="P5" style:family="paragraph" style:parent-style-name="Standard">
      <style:text-properties fo:color="#0000ff" style:font-name="Calibri1" fo:font-size="12pt" style:font-size-asian="12pt" style:font-size-complex="12pt"/>
    </style:style>
    <style:style style:name="P6" style:family="paragraph" style:parent-style-name="Heading_20_2">
      <style:text-properties fo:color="#0000ff" fo:font-size="12pt" style:font-size-asian="12pt" style:font-size-complex="12pt"/>
    </style:style>
    <style:style style:name="P7" style:family="paragraph" style:parent-style-name="Heading_20_4">
      <style:text-properties fo:color="#0000ff" style:font-name="Calibri1" fo:font-size="12pt" style:font-size-asian="12pt" style:font-size-complex="12pt"/>
    </style:style>
    <style:style style:name="P8" style:family="paragraph" style:parent-style-name="Heading_20_4">
      <style:text-properties fo:color="#0000ff" fo:font-size="12pt" style:font-size-asian="12pt" style:font-size-complex="12pt"/>
    </style:style>
    <style:style style:name="P9" style:family="paragraph" style:parent-style-name="Heading_20_5" style:list-style-name="L10">
      <style:text-properties fo:color="#0000ff" fo:font-size="12pt" style:font-size-asian="12pt" style:font-size-complex="12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text-properties fo:color="#000000" style:font-name="Calibri1" fo:font-size="12pt" style:font-size-asian="12pt" style:font-size-complex="12pt"/>
    </style:style>
    <style:style style:name="P14" style:family="paragraph" style:parent-style-name="Text_20_body" style:list-style-name="L5">
      <style:text-properties fo:color="#000000" style:font-name="Calibri1" fo:font-size="12pt" style:font-size-asian="12pt" style:font-size-complex="12pt"/>
    </style:style>
    <style:style style:name="P15" style:family="paragraph" style:parent-style-name="Text_20_body" style:list-style-name="L7">
      <style:text-properties fo:color="#000000" style:font-name="Calibri1" fo:font-size="12pt" style:font-size-asian="12pt" style:font-size-complex="12pt"/>
    </style:style>
    <style:style style:name="P16" style:family="paragraph" style:parent-style-name="Text_20_body" style:list-style-name="L8">
      <style:text-properties fo:color="#000000" style:font-name="Calibri1" fo:font-size="12pt" style:font-size-asian="12pt" style:font-size-complex="12pt"/>
    </style:style>
    <style:style style:name="P17" style:family="paragraph" style:parent-style-name="Text_20_body">
      <style:text-properties fo:color="#000000" style:font-name="Calibri1" fo:font-size="12pt" fo:font-weight="normal" style:font-size-asian="12pt" style:font-weight-asian="normal" style:font-size-complex="12pt" style:font-weight-complex="normal"/>
    </style:style>
    <style:style style:name="P18" style:family="paragraph" style:parent-style-name="Text_20_body" style:list-style-name="L8">
      <style:text-properties fo:color="#000000" style:font-name="Calibri1" fo:font-size="12pt" fo:font-weight="normal" style:font-size-asian="12pt" style:font-weight-asian="normal" style:font-size-complex="12pt" style:font-weight-complex="normal"/>
    </style:style>
    <style:style style:name="P19" style:family="paragraph" style:parent-style-name="Text_20_body">
      <style:text-properties fo:color="#000000" style:font-name="Calibri1" fo:font-size="14pt" style:font-size-asian="14pt" style:font-size-complex="14pt"/>
    </style:style>
    <style:style style:name="P20" style:family="paragraph" style:parent-style-name="Text_20_body">
      <style:text-properties fo:color="#000000" style:font-name="Calibri1" fo:font-size="14pt" fo:font-weight="normal" style:font-size-asian="14pt" style:font-weight-asian="normal" style:font-size-complex="14pt" style:font-weight-complex="normal"/>
    </style:style>
    <style:style style:name="P21" style:family="paragraph" style:parent-style-name="Text_20_body" style:list-style-name="L9">
      <style:text-properties fo:color="#000000" fo:font-size="12pt" style:font-size-asian="12pt" style:font-size-complex="12pt"/>
    </style:style>
    <style:style style:name="P22" style:family="paragraph" style:parent-style-name="Text_20_body" style:list-style-name="L10">
      <style:text-properties fo:color="#000000" fo:font-size="12pt" style:font-size-asian="12pt" style:font-size-complex="12pt"/>
    </style:style>
    <style:style style:name="P23" style:family="paragraph" style:parent-style-name="Text_20_body" style:list-style-name="L11">
      <style:text-properties fo:color="#000000" fo:font-size="12pt" style:font-size-asian="12pt" style:font-size-complex="12pt"/>
    </style:style>
    <style:style style:name="P24" style:family="paragraph" style:parent-style-name="Text_20_body">
      <style:text-properties style:font-name="Calibri1" fo:font-size="12pt" style:font-size-asian="12pt" style:font-size-complex="12pt"/>
    </style:style>
    <style:style style:name="P25" style:family="paragraph" style:parent-style-name="Text_20_body" style:list-style-name="L6">
      <style:text-properties style:font-name="Calibri1" fo:font-size="12pt" style:font-size-asian="12pt" style:font-size-complex="12pt"/>
    </style:style>
    <style:style style:name="P26" style:family="paragraph" style:parent-style-name="Text_20_body" style:list-style-name="L4">
      <style:text-properties style:font-name="Calibri1" fo:font-size="12pt" style:font-size-asian="12pt" style:font-size-complex="12pt"/>
    </style:style>
    <style:style style:name="P27" style:family="paragraph" style:parent-style-name="Text_20_body" style:list-style-name="L6">
      <style:text-properties style:font-name="Calibri1" fo:font-size="12pt" fo:font-weight="bold" style:font-size-asian="12pt" style:font-weight-asian="bold" style:font-size-complex="12pt" style:font-weight-complex="bold"/>
    </style:style>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9">
      <style:text-properties style:font-name="Calibri1"/>
    </style:style>
    <style:style style:name="P35" style:family="paragraph" style:parent-style-name="Text_20_body" style:list-style-name="L9">
      <style:text-properties fo:color="#0000ff" fo:font-size="12pt" style:font-size-asian="12pt" style:font-size-complex="12pt"/>
    </style:style>
    <style:style style:name="P36" style:family="paragraph" style:parent-style-name="Text_20_body" style:list-style-name="L10">
      <style:text-properties fo:color="#0000ff" fo:font-size="12pt" style:font-size-asian="12pt" style:font-size-complex="12pt"/>
    </style:style>
    <style:style style:name="P37" style:family="paragraph" style:parent-style-name="Text_20_body" style:list-style-name="L12">
      <style:text-properties fo:color="#0000ff" fo:font-size="12pt" style:font-size-asian="12pt" style:font-size-complex="12pt"/>
    </style:style>
    <style:style style:name="P38" style:family="paragraph" style:parent-style-name="Text_20_body" style:list-style-name="L13">
      <style:text-properties fo:color="#0000ff" fo:font-size="12pt" style:font-size-asian="12pt" style:font-size-complex="12pt"/>
    </style:style>
    <style:style style:name="P39" style:family="paragraph" style:parent-style-name="Text_20_body" style:list-style-name="L14">
      <style:text-properties fo:color="#0000ff" fo:font-size="12pt" style:font-size-asian="12pt" style:font-size-complex="12pt"/>
    </style:style>
    <style:style style:name="P40" style:family="paragraph" style:parent-style-name="Text_20_body" style:list-style-name="L1">
      <style:paragraph-properties fo:margin-top="0in" fo:margin-bottom="0in"/>
    </style:style>
    <style:style style:name="P41" style:family="paragraph" style:parent-style-name="Text_20_body" style:list-style-name="L3">
      <style:paragraph-properties fo:margin-top="0in" fo:margin-bottom="0in"/>
    </style:style>
    <style:style style:name="P42" style:family="paragraph" style:parent-style-name="Text_20_body" style:list-style-name="L3">
      <style:paragraph-properties fo:margin-top="0in" fo:margin-bottom="0in"/>
      <style:text-properties style:font-name="Calibri1" fo:font-size="12pt" style:font-size-asian="12pt" style:font-size-complex="12pt"/>
    </style:style>
    <style:style style:name="P43" style:family="paragraph" style:parent-style-name="Text_20_body" style:list-style-name="L10">
      <style:paragraph-properties fo:margin-top="0in" fo:margin-bottom="0in"/>
    </style:style>
    <style:style style:name="P44" style:family="paragraph" style:parent-style-name="Text_20_body" style:list-style-name="L10">
      <style:paragraph-properties fo:margin-top="0in" fo:margin-bottom="0in"/>
      <style:text-properties fo:color="#0000ff" fo:font-size="12pt" style:font-size-asian="12pt" style:font-size-complex="12pt"/>
    </style:style>
    <style:style style:name="P45" style:family="paragraph" style:parent-style-name="Text_20_body" style:list-style-name="L11">
      <style:paragraph-properties fo:margin-top="0in" fo:margin-bottom="0in"/>
      <style:text-properties fo:color="#000000" fo:font-size="12pt" style:font-size-asian="12pt" style:font-size-complex="12pt"/>
    </style:style>
    <style:style style:name="P46" style:family="paragraph" style:parent-style-name="Text_20_body">
      <style:paragraph-properties fo:margin-left="0in" fo:margin-right="0in" fo:text-indent="0in" style:auto-text-indent="false"/>
      <style:text-properties fo:color="#000000" style:font-name="Calibri1" fo:font-size="12pt" style:font-size-asian="12pt" style:font-size-complex="12pt"/>
    </style:style>
    <style:style style:name="P47" style:family="paragraph" style:parent-style-name="Text_20_body">
      <style:paragraph-properties fo:margin-left="0in" fo:margin-right="0in" fo:text-indent="0in" style:auto-text-indent="false"/>
      <style:text-properties fo:color="#000000" style:font-name="Calibri1" fo:font-size="14pt" style:font-size-asian="14pt" style:font-size-complex="14pt"/>
    </style:style>
    <style:style style:name="P48" style:family="paragraph" style:parent-style-name="Text_20_body">
      <style:paragraph-properties fo:margin-left="0in" fo:margin-right="0in" fo:text-indent="0in" style:auto-text-indent="false"/>
      <style:text-properties style:font-name="Calibri1" fo:font-size="12pt" style:font-size-asian="12pt" style:font-size-complex="12pt"/>
    </style:style>
    <style:style style:name="P49" style:family="paragraph" style:parent-style-name="Text_20_body">
      <style:paragraph-properties fo:margin-left="0in" fo:margin-right="0in" fo:text-indent="0in" style:auto-text-indent="false"/>
      <style:text-properties style:font-name="Calibri1"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size="12pt" style:font-size-asian="12pt" style:font-size-complex="12pt"/>
    </style:style>
    <style:style style:name="T5" style:family="text">
      <style:text-properties style:font-name="Calibri1" fo:font-size="12pt" style:font-size-asian="12pt" style:font-size-complex="12pt"/>
    </style:style>
    <style:style style:name="T6" style:family="text">
      <style:text-properties style:font-name="Calibri1" fo:font-size="12pt" fo:font-weight="normal" style:font-size-asian="12pt" style:font-size-complex="12pt"/>
    </style:style>
    <style:style style:name="T7" style:family="text">
      <style:text-properties style:font-name="Calibri1" fo:font-size="12pt"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style:font-name="Calibri1"/>
    </style:style>
    <style:style style:name="T10" style:family="text">
      <style:text-properties fo:font-size="12pt" style:font-size-asian="12pt" style:font-size-complex="12pt"/>
    </style:style>
    <style:style style:name="T11" style:family="text">
      <style:text-properties fo:color="#000000"/>
    </style:style>
    <style:style style:name="T12" style:family="text">
      <style:text-properties fo:color="#000000" fo:font-size="12pt" style:font-size-asian="12pt" style:font-size-complex="12p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ystem Overview</text:p>
      <text:p text:style-name="P46">The system consists of three seperate parts.</text:p>
      <text:list xml:id="list31130064" text:style-name="L5">
        <text:list-item>
          <text:p text:style-name="P14">The <text:span text:style-name="T2">workflow engine</text:span> should be independent of the user interface and manage the workflow definitions of individual cases. <text:s/>Not all functions of the system will be workflow driven this seperation allows for modules that do not conform to a workflow model.</text:p>
        </text:list-item>
        <text:list-item>
          <text:p text:style-name="P14">The <text:span text:style-name="T2">end-user interfaces</text:span> are designed to adapt to an actors privileges. <text:s/>An actor's options, actions, and activities should be no more and not less than those needed to complete a task. </text:p>
        </text:list-item>
        <text:list-item>
          <text:p text:style-name="P14">The <text:span text:style-name="T2">administration user interfaces</text:span>, which will allow an administator to design, deploy, maintain workflow definitions and their application to different types of cases.</text:p>
        </text:list-item>
      </text:list>
      <text:p text:style-name="P47">Conceptual Activity Models </text:p>
      <text:p text:style-name="P46">In the broadest scope, the system must support some basic activities.</text:p>
      <text:list xml:id="list35141536" text:style-name="L8">
        <text:list-item>
          <text:p text:style-name="P18">Activity Transparency</text:p>
        </text:list-item>
        <text:list-item>
          <text:p text:style-name="P16">Actor Registration/Privilege Self Management</text:p>
        </text:list-item>
        <text:list-item>
          <text:p text:style-name="P16">Authorizaton Approve/Reject/Redo</text:p>
        </text:list-item>
        <text:list-item>
          <text:p text:style-name="P16">Information Collection/Review</text:p>
        </text:list-item>
        <text:list-item>
          <text:p text:style-name="P16">Information Inventory/Search/Provisioning</text:p>
        </text:list-item>
      </text:list>
      <text:p text:style-name="P20"/>
      <text:p text:style-name="P20">System Scenarios</text:p>
      <text:p text:style-name="P17">System scenarios provide situational prospectives and are intended to inform the reader's understanding of the broad aspects of processes/issues/functions the system must solve. <text:s/></text:p>
      <text:p text:style-name="P19"> Glossery:</text:p>
      <text:list xml:id="list30695943" text:style-name="L4">
        <text:list-item>
          <text:p text:style-name="P13"><text:span text:style-name="T2">Managed Communications </text:span>are those where a manager brokers the communications between parties. <text:s/>The manager recieves a communication from one party and has the option to rewrite the communication before permitting it to proceed to it's destination party. <text:s/>This technique is useful for controlling the communications of inexperiecne employees. </text:p>
        </text:list-item>
        <text:list-item>
          <text:p text:style-name="P13"><text:span text:style-name="T2">Monitored Communications</text:span> are those where a manager gets notice of communications between parties but is not required to approve the message before it gets sent. This technique is useful when the reviewer has some experience or when the project has some other organizational significance that may require the manager's. <text:s/>This technique can also be thought of as an alert for system actors with an interest in a specific project.</text:p>
        </text:list-item>
        <text:list-item>
          <text:p text:style-name="P13"><text:span text:style-name="T2">Ignore Commuincations</text:span> is the situation where risk of miscommunication is low and the impact is low, the manager knows the project is straight forward, the reveiwer is experienced, and that all communication are logged for auditing. <text:s/>The manager can safely ignore the communications. <text:s/></text:p>
        </text:list-item>
        <text:list-item>
          <text:p text:style-name="P13">Define <text:span text:style-name="T2">Communications</text:span></text:p>
        </text:list-item>
        <text:list-item>
          <text:p text:style-name="P13">Reference <text:span text:style-name="T2">Federal Regulations</text:span></text:p>
        </text:list-item>
        <text:list-item>
          <text:p text:style-name="P13"><text:span text:style-name="T2">Information Provisioning</text:span> is the easy sharing of information among actors and across <text:soft-page-break/>programs leading to better coordination of program submissions. <text:s/>For example, a consultant submits a photograph/information as part of a Section 106 Environmental Review (ER) and then later and independent of the original ER the SHPO uses some or all of the photographs/information as part of a Historic Preservation Certiicaton Application. . <text:s text:c="4"/></text:p>
        </text:list-item>
        <text:list-item>
          <text:p text:style-name="P13">Define <text:span text:style-name="T2">Logging </text:span></text:p>
        </text:list-item>
        <text:list-item>
          <text:p text:style-name="P13">Define <text:span text:style-name="T2">Process-Instances</text:span></text:p>
        </text:list-item>
        <text:list-item>
          <text:p text:style-name="P13">Define <text:span text:style-name="T2">Section 106 Environmental Review</text:span></text:p>
        </text:list-item>
        <text:list-item>
          <text:p text:style-name="P13">Define <text:span text:style-name="T2">SHPO </text:span></text:p>
        </text:list-item>
        <text:list-item>
          <text:p text:style-name="P13">Define <text:span text:style-name="T2">SHPO Programs</text:span></text:p>
        </text:list-item>
        <text:list-item>
          <text:p text:style-name="P26">Define <text:span text:style-name="T2">Task</text:span></text:p>
        </text:list-item>
        <text:list-item>
          <text:p text:style-name="P26">Define <text:span text:style-name="T2">Time Sensitivities</text:span></text:p>
        </text:list-item>
        <text:list-item>
          <text:p text:style-name="P13"/>
        </text:list-item>
      </text:list>
      <text:p text:style-name="P46"/>
      <text:p text:style-name="P2">There are two types of actors in the workflow system:</text:p>
      <text:list xml:id="list30606147" text:style-name="L1">
        <text:list-item>
          <text:p text:style-name="P40"><text:span text:style-name="Strong_20_Emphasis"><text:span text:style-name="T5">Normal actors</text:span></text:span><text:span text:style-name="T5"> use the workflow package to see what tasks they should perform and give feedback on their progress.   These can be further distinguish by role as Editors, Editor-Proxies, Reviewers, Approvers. </text:span></text:p>
        </text:list-item>
        <text:list-item>
          <text:p text:style-name="P10"><text:span text:style-name="Strong_20_Emphasis"><text:span text:style-name="T5">Administrators</text:span></text:span><text:span text:style-name="T5"> define and maintain the workflow definitions that govern the tasks executed by normal actors.  Administrators arebroken down by role into System Administrators,  Managers, and Help-Desk.</text:span></text:p>
        </text:list-item>
      </text:list>
      <text:p text:style-name="P49">Roles</text:p>
      <text:p text:style-name="P48">An actor may have more than one role.</text:p>
      <text:list xml:id="list31405068" text:style-name="L6">
        <text:list-item>
          <text:p text:style-name="P25"><text:span text:style-name="T2">Editors</text:span> have three important functions to perform in the system, they initiate, contribute to, and closeout process instances. <text:s/>These actors provide inputs and require an output from the system. <text:s/>Start the clock for time sensitive processes.</text:p>
        </text:list-item>
        <text:list-item>
          <text:p text:style-name="P25"><text:span text:style-name="T2">Editor-Proxies</text:span> are helpers that contribute inputs on behalf of an Editor. <text:s/>Although, they have similar privileges to an Editor they differ in two critical functional ways, they do not initiate and do not closeout process-instances. <text:s text:c="2"/></text:p>
        </text:list-item>
        <text:list-item>
          <text:p text:style-name="P25"><text:span text:style-name="T2">Reviewers</text:span> contribute operational and program expertise. </text:p>
          <text:list>
            <text:list-item>
              <text:p text:style-name="P25">Provide timely feedback/guidance to editors and editor-proxies,</text:p>
            </text:list-item>
            <text:list-item>
              <text:p text:style-name="P25">Provide timely recomendations to approvers </text:p>
            </text:list-item>
            <text:list-item>
              <text:p text:style-name="P25">Inform process improvement</text:p>
            </text:list-item>
          </text:list>
        </text:list-item>
        <text:list-item>
          <text:p text:style-name="P27">Approvers<text:span text:style-name="T8"> provide operational authority to proceed.</text:span></text:p>
          <text:list>
            <text:list-item>
              <text:p text:style-name="P25">Approve/Reject/Redo process-instances</text:p>
            </text:list-item>
            <text:list-item>
              <text:p text:style-name="P25">Reset the clock on time sensitive process </text:p>
            </text:list-item>
            <text:list-item>
              <text:p text:style-name="P25">Stop the clock on time sensitive processes</text:p>
            </text:list-item>
            <text:list-item>
              <text:p text:style-name="P25">Inform Process improvements</text:p>
            </text:list-item>
          </text:list>
        </text:list-item>
        <text:list-item>
          <text:p text:style-name="P27">Managers <text:span text:style-name="T8">enable operations and operational actors to contribute and authorize. <text:s/></text:span></text:p>
          <text:list>
            <text:list-item>
              <text:p text:style-name="P25"><text:soft-page-break/>Operational management</text:p>
              <text:list>
                <text:list-item>
                  <text:p text:style-name="P25">Reviewer and approver privilege management</text:p>
                </text:list-item>
                <text:list-item>
                  <text:p text:style-name="P25">Delegate process instances to reviewers and approvers</text:p>
                </text:list-item>
                <text:list-item>
                  <text:p text:style-name="P25">Communications manangement/monitoring</text:p>
                </text:list-item>
              </text:list>
            </text:list-item>
            <text:list-item>
              <text:p text:style-name="P25">Development management</text:p>
              <text:list>
                <text:list-item>
                  <text:p text:style-name="P25">Lead/Initate Process design</text:p>
                </text:list-item>
                <text:list-item>
                  <text:p text:style-name="P25">Inform Process improvement</text:p>
                </text:list-item>
                <text:list-item>
                  <text:p text:style-name="P25">Process design</text:p>
                </text:list-item>
              </text:list>
            </text:list-item>
          </text:list>
        </text:list-item>
        <text:list-item>
          <text:p text:style-name="P27">Help-Desk<text:span text:style-name="T8"> provides operational support for actors </text:span></text:p>
          <text:list>
            <text:list-item>
              <text:p text:style-name="P25">Provide assistance to actors on request i.e., by phone</text:p>
            </text:list-item>
          </text:list>
        </text:list-item>
        <text:list-item>
          <text:p text:style-name="P27">System Administrator<text:span text:style-name="T8"> operationalize system and enable managers. </text:span></text:p>
          <text:list>
            <text:list-item>
              <text:p text:style-name="P25">Implement install/configuration</text:p>
            </text:list-item>
            <text:list-item>
              <text:p text:style-name="P25">Implement process designs</text:p>
            </text:list-item>
            <text:list-item>
              <text:p text:style-name="P25">Deploy system/system upgrades/system processes</text:p>
            </text:list-item>
            <text:list-item>
              <text:p text:style-name="P25">Manage Help-desk and Manager privileges</text:p>
            </text:list-item>
          </text:list>
        </text:list-item>
      </text:list>
      <text:p text:style-name="P48"/>
      <text:p text:style-name="P49">Actors</text:p>
      <text:list xml:id="list30594247" text:style-name="L2">
        <text:list-item>
          <text:p text:style-name="P11"><text:span text:style-name="Strong_20_Emphasis"><text:span text:style-name="T5">Ed the Editor</text:span></text:span><text:span text:style-name="Strong_20_Emphasis"><text:span text:style-name="T7"> is a signitory for road repair and constuction company.</text:span></text:span><text:span text:style-name="Strong_20_Emphasis"><text:span text:style-name="T5"> </text:span></text:span><text:span text:style-name="Strong_20_Emphasis"><text:span text:style-name="T7">Ed knows that by State and Federal law he must </text:span></text:span><text:span text:style-name="Strong_20_Emphasis"><text:span text:style-name="T6">determine if the company's road project is going to impact any of the Michigan historical sites.  Ed lives in Florida with this wife, two boys, a dog and a cat.  Ed doesn’t know much about Michigan but he does know that Google is always a good way to start, so he Googles “Michigan Section 106 Environmental Review.”   Bingo! Ed finds a link to “MSHDA – Section 106 Application and Instructions – State of Michigan.” Ed pokes around on the SHPO website and discovers he can collaborate with a consultant to compile the required information and submit the work on-line. <text:s/>Ed needs to set up an account, </text:span></text:span><text:span text:style-name="Strong_20_Emphasis"><text:span text:style-name="T6">complete a registration process, and intiate a Section 106 Environmental Reveiw. <text:s text:c="3"/>Ed also needs to get in touch with a list of consultants familiar with Michigan. <text:s/>He can then invite one or more consultants to collaborate on the completion of the form. <text:s/>Ed's time is valuable, so he hits Angie's List to look for Michigan consultants.</text:span></text:span></text:p>
        </text:list-item>
      </text:list>
      <text:list xml:id="list30601009" text:style-name="L3">
        <text:list-header>
          <text:p text:style-name="P42"><text:s/></text:p>
        </text:list-header>
        <text:list-item>
          <text:p text:style-name="P42"><text:span text:style-name="T1">Peter the Editor-Proxy</text:span> is an independent certified consultant in Michigan. <text:s/>Peter gathers historic place data and understands Michican's Secton 106 Environmental Review process. Peter has good reveiws on Angie's list and often gets invitations from clients to work on Section 106 Environmental Reviews. <text:s/></text:p>
        </text:list-item>
        <text:list-item>
          <text:p text:style-name="P42"><text:span text:style-name="T1">Roger the "new guy" Reviewer</text:span> is all of one hour old at his new job with the SHPO, just long enough to boot up his computer and check his Outlook email. Steve the Supervisor has sent him an email with a URL to the intranet version of MiSHPO.  Steve demands that Roger get his act together, set up an account, get registered, and request Section 106 Environmental Review (ER) privileges. <text:s text:c="2"/></text:p>
        </text:list-item>
        <text:list-item>
          <text:p text:style-name="P42"><text:span text:style-name="T1">Roland the salty experienced Reviewer</text:span> reviews materials submitted for Section 106 Environmental Reviews (ER) and sometimes reviews National Register of Historic Places <text:soft-page-break/>Preliminary Questionaires (HRHP-PQ). <text:s/>Roger fact checks and provides conformance monitoring and provides comments to those ends to the ER manager. <text:s/></text:p>
        </text:list-item>
        <text:list-item>
          <text:p text:style-name="P41"><text:span text:style-name="Strong_20_Emphasis"><text:span text:style-name="T5">Mary the Section 106 Environmental Review (ER) Manager </text:span></text:span><text:span text:style-name="Strong_20_Emphasis"><text:span text:style-name="T7">leads the ER program crew.</text:span></text:span></text:p>
          <text:list>
            <text:list-item>
              <text:p text:style-name="P41"><text:span text:style-name="Strong_20_Emphasis"><text:span text:style-name="T7">She delegates reviews, manages communications, and grants privileges to her reviewers and approvers. <text:s/>Mary's program is the busiest she expects to process 8000 new requests in 2012 and is comming down from a high of 20,000 reviews over the previous two years. <text:s/></text:span></text:span></text:p>
            </text:list-item>
            <text:list-item>
              <text:p text:style-name="P41"><text:span text:style-name="Strong_20_Emphasis"><text:span text:style-name="T7">She also acts as a backup for </text:span></text:span><text:span text:style-name="Strong_20_Emphasis"><text:span text:style-name="T6">two other program managers as the need arrises.  <text:s text:c="2"/>Each manager manages a different program. <text:s/>Thankfully, each of the programs are integrated, having more similarities than differences and the look and feel is nearly same. <text:s/>Mary enjoys the varity but apprieates the fact that see doesn't have to start from scratch with the system everytime she has to cover another program. </text:span></text:span></text:p>
            </text:list-item>
            <text:list-item>
              <text:p text:style-name="P41"><text:span text:style-name="Strong_20_Emphasis"><text:span text:style-name="T6">Mary has alot reviews and reviewer of different levels of experience and this puts her in the position of having to keep a close eye on some projects . <text:s/>This has had an effect on quality and needs to take a more activer role in some cases. <text:s/>Her most valuable system tools are the ability to manage/monitor communication and to assign more that one reveiwer to review. <text:s/>This gives her the ability to tightly controlsShe can depend on the old salts like Roland it has been great to have options With the high volume, personel experience differences With new folks, Mary likes to employ two management techniques Communication management has become a focus for Mary and she needs to manage the flow of that communicaitons.She has a few old salts like Roland to provide some stability. <text:s/>She has also had some issues around communications that have made her that Lynn the lawer has had to mitigate <text:s/></text:span></text:span></text:p>
            </text:list-item>
          </text:list>
        </text:list-item>
        <text:list-item>
          <text:p text:style-name="P41"><text:span text:style-name="Strong_20_Emphasis"><text:span text:style-name="T6">She also has a new guy Roger who has sent her a request for ER reviewer privileges.  She could really use Roger’s help with reviews so she consents to Roger’s privilege upgrade. but she also knows that Roger is really, really, really new guy so </text:span></text:span><text:span text:style-name="T5"><text:s/></text:span></text:p>
        </text:list-item>
        <text:list-item>
          <text:p text:style-name="P42">Mary also has the option to manage, <text:s/>monitor, or ignore the communicatons between the ER reviewers and the Editor and Editor-proxies. <text:s/></text:p>
        </text:list-item>
        <text:list-item>
          <text:p text:style-name="P42"/>
        </text:list-item>
        <text:list-item>
          <text:p text:style-name="P42"><text:span text:style-name="T1">Amanda the Approver</text:span> </text:p>
        </text:list-item>
        <text:list-item>
          <text:p text:style-name="P41"><text:span text:style-name="Strong_20_Emphasis"><text:span text:style-name="T5">Stephanie  the System Administrator's </text:span></text:span><text:span text:style-name="Strong_20_Emphasis"><text:span text:style-name="T7">duties have been minimal since the MiSHPO system went live. <text:s/>Once she created accounts for the mangers the system has been hands off. Amanda has been monitoring system resource consumption in order to plan for the next request for storage. <text:s/></text:span></text:span></text:p>
          <text:p text:style-name="P41"><text:span text:style-name="Strong_20_Emphasis"><text:span text:style-name="T7"><text:s text:c="5"/></text:span></text:span></text:p>
        </text:list-item>
        <text:list-item>
          <text:p text:style-name="P12"><text:span text:style-name="Strong_20_Emphasis"><text:span text:style-name="T5">Harold at the Help-Desk</text:span></text:span></text:p>
        </text:list-item>
        <text:list-item>
          <text:p text:style-name="P12"><text:span text:style-name="Strong_20_Emphasis"><text:span text:style-name="T5">Lynn the lawyer</text:span></text:span></text:p>
        </text:list-item>
        <text:list-item>
          <text:p text:style-name="P12"><text:span text:style-name="Strong_20_Emphasis"><text:span text:style-name="T5">Audry the Auditor</text:span></text:span></text:p>
        </text:list-item>
      </text:list>
      <text:p text:style-name="P1"/>
      <text:p text:style-name="P1"><text:s/></text:p>
      <text:p text:style-name="P1">Workflow Requirements</text:p>
      <text:p text:style-name="P24"><text:span text:style-name="Strong_20_Emphasis"><text:span text:style-name="T9">10.0 Routing Constructs</text:span></text:span><text:span text:style-name="T9"> </text:span></text:p>
      <text:list xml:id="list35188526" text:style-name="L9">
        <text:list-header>
          <text:p text:style-name="P34">The system must support the following forms of routing </text:p>
          <text:list>
            <text:list-item>
              <text:p text:style-name="P28"><text:span text:style-name="Strong_20_Emphasis"><text:span text:style-name="T9">10.1 Sequential Routing</text:span></text:span><text:span text:style-name="T9"> </text:span></text:p>
              <text:p text:style-name="P34">Two tasks are to be performed one after the other. This is the most common routing construct in real-world workflows. </text:p>
            </text:list-item>
            <text:list-item>
              <text:p text:style-name="P28"><text:soft-page-break/><text:span text:style-name="Strong_20_Emphasis"><text:span text:style-name="T12">10.2 Parallel Routing</text:span></text:span><text:span text:style-name="T12"> </text:span></text:p>
              <text:p text:style-name="P21">Two tasks are to be performed simultaneously or in no particular order. This is essential for improving the throughput of a workflow, since performing two tasks in parallel are likely to be faster than performing them sequentially. </text:p>
            </text:list-item>
            <text:list-item>
              <text:p text:style-name="P28"><text:span text:style-name="Strong_20_Emphasis"><text:span text:style-name="T12">10.3 Iterative Routing</text:span></text:span><text:span text:style-name="T12"> </text:span></text:p>
              <text:p text:style-name="P35"><text:span text:style-name="T11">A set of tasks can be performed one or more times. </text:span>The ticket-tracker has an example of this routing, in that the ticket can go to "fixed, awaiting approval" and back to "open" as many times as is necessary to finally reolve and close the ticket. </text:p>
            </text:list-item>
            <text:list-item>
              <text:p text:style-name="P28"><text:span text:style-name="Strong_20_Emphasis"><text:span text:style-name="T12">10.4 Conditional Routing</text:span></text:span><text:span text:style-name="T12"> </text:span></text:p>
              <text:p text:style-name="P35"><text:span text:style-name="T11">One or another task is to be performed, depending on some condition. This is often used to implement iterative routing, in that the condition determines whether we should perform one more iteration or not.</text:span> Also, take approval of expenses as an example. It would be common to make the approval process different, depending on the amount in question, e.g. if it's a small amount, the applicant's supervisor can approve the expense, or if it's a very large amount, both the CEO and the chairman must approve it. </text:p>
            </text:list-item>
            <text:list-item>
              <text:p text:style-name="P28"><text:span text:style-name="Strong_20_Emphasis"><text:span text:style-name="T4">10.4.1 Explicit and Implicit Condition Routing</text:span></text:span><text:span text:style-name="T4"> </text:span></text:p>
              <text:p text:style-name="P35">The decision can be made either as we're finishing the prior task, or as we execute one of the two conditional tasks. The above example is one of explicit conditional routing. An example of Implicit conditioning, is a restaurant owner purchases perishable goods, such as meat and vegatables. The food items sit in a queue waiting to be processed into meals or wait for 15 days (meat and vegatables tastes change after 15 days). If the task "wait for 15 days" is completed, then the food item is thrown away. The routing is determined by the first task to execute. </text:p>
            </text:list-item>
          </text:list>
        </text:list-header>
      </text:list>
      <text:h text:style-name="P7" text:outline-level="4">Tasks </text:h>
      <text:list xml:id="list35236690" text:style-name="L10">
        <text:list-item>
          <text:p text:style-name="P29"><text:span text:style-name="Strong_20_Emphasis"><text:span text:style-name="T12">40.0 Inputs</text:span></text:span><text:span text:style-name="T12"> </text:span></text:p>
          <text:p text:style-name="P22">The item that the workflow is about will always be part of the input, but there should be the option of presenting other information. Static text, or derived information such as maps from coordinates. </text:p>
        </text:list-item>
        <text:list-item>
          <text:p text:style-name="P29"><text:span text:style-name="Strong_20_Emphasis"><text:span text:style-name="T12">50.0 Algorithms and work aids</text:span></text:span><text:span text:style-name="T12"> </text:span></text:p>
          <text:p text:style-name="P36"><text:span text:style-name="T11">Each task will contain more detailed information on what is expected to be done and instructions to the person executing the task on how to go about executing it. Static text will do for now.</text:span> </text:p>
        </text:list-item>
        <text:list-item>
          <text:p text:style-name="P29"><text:span text:style-name="Strong_20_Emphasis"><text:span text:style-name="T12">60.0 Outputs</text:span></text:span><text:span text:style-name="T12"> </text:span></text:p>
          <text:p text:style-name="P22"><text:span text:style-name="T3">A task can have a number of values as output. Examples include "review_comments", "review_conclusions" as above. We should be able to use these values in conditions for conditional routing.</text:span> </text:p>
        </text:list-item>
        <text:list-item>
          <text:p text:style-name="P29"><text:span text:style-name="Strong_20_Emphasis"><text:span text:style-name="T12">70.0 Transactional execution</text:span></text:span><text:span text:style-name="T12"> </text:span></text:p>
          <text:p text:style-name="P22">The execution of a task must be atomic to the system. Either the task completes or it doesn't do anything. But in the real world, a task takes time, so we must have a "start", "commit", "rollback" meachanism. </text:p>
        </text:list-item>
        <text:list-item>
          <text:p text:style-name="P29"><text:span text:style-name="Strong_20_Emphasis"><text:span text:style-name="T4">70.1</text:span></text:span><text:span text:style-name="T4"> </text:span><text:span text:style-name="T12">There should be a date, such that, if the actor has started, but not committed or rolled back the task before that timeout date, the task is automatically rolled back. This puts the </text:span><text:soft-page-break/><text:span text:style-name="T12">actor in the position of having to repeat the task</text:span><text:span text:style-name="T4">. There should be a callback to calculate that date. </text:span></text:p>
        </text:list-item>
        <text:list-item>
          <text:p text:style-name="P29"><text:span text:style-name="Strong_20_Emphasis"><text:span text:style-name="T12">80.0 Assignments</text:span></text:span><text:span text:style-name="T12"> </text:span></text:p>
          <text:p text:style-name="P22">Tasks are not assigned directly to actors, instead we associate roles with a task. A role is granted to a single or a group of actors. actors belonging to that role have execute privileges on the task associated with role. </text:p>
          <text:list>
            <text:list-item>
              <text:p text:style-name="P43"><text:span text:style-name="Strong_20_Emphasis"><text:span text:style-name="T12">Static assignment:</text:span></text:span><text:span text:style-name="T12"> assignmen while defining the workflow </text:span></text:p>
            </text:list-item>
            <text:list-item>
              <text:p text:style-name="P43"><text:span text:style-name="Strong_20_Emphasis"><text:span text:style-name="T12">Manual assignment:</text:span></text:span><text:span text:style-name="T12"> assignment of tasks to actors is part of the workflow process. Only actors with the role associated with task are available for selection. </text:span></text:p>
            </text:list-item>
            <text:list-item>
              <text:p text:style-name="P29"><text:span text:style-name="Strong_20_Emphasis"><text:span text:style-name="T12">Programmatic assignment:</text:span></text:span><text:span text:style-name="T12"> The assignment is made automatically based on some condition, e.g. a category. <text:s/></text:span></text:p>
            </text:list-item>
          </text:list>
        </text:list-item>
        <text:list-item>
          <text:p text:style-name="P29"><text:span text:style-name="Strong_20_Emphasis"><text:span text:style-name="T12">90.0 Prioritizing</text:span></text:span><text:span text:style-name="T12"> </text:span></text:p>
          <text:p text:style-name="P22">There should be some mechanism of prioritizing tasks in the work list. How to do this is yet undefined. </text:p>
          <text:p text:style-name="P29"><text:span text:style-name="Strong_20_Emphasis"><text:span text:style-name="T12">90.1 Deadline</text:span></text:span><text:span text:style-name="T12"> </text:span></text:p>
          <text:p text:style-name="P22">Each task can have a deadline, a date and time by which a task must be performed. This is determined from the date and time of when the task is created. </text:p>
          <text:p text:style-name="P29"><text:span text:style-name="Strong_20_Emphasis"><text:span text:style-name="T12">90.5 Completion time </text:span></text:span><text:span text:style-name="T12">A task has an entry to estimate how long it will take for completion.</text:span><text:span text:style-name="T4"> </text:span></text:p>
          <text:p text:style-name="P29"><text:span text:style-name="Strong_20_Emphasis"><text:span text:style-name="T4">Note: Defintion of deadline is unclear: is it per case or per task? I.e., if a task is entered twice, will it have the same deadline both times, or will it have a new deadline the second time around? Or option of both?</text:span></text:span><text:span text:style-name="T4"> </text:span></text:p>
        </text:list-item>
        <text:list-item>
          <text:p text:style-name="P29"><text:span text:style-name="Strong_20_Emphasis"><text:span text:style-name="T12">100.0 Email notification</text:span></text:span><text:span text:style-name="T12"> </text:span></text:p>
          <text:p text:style-name="P22">The actors should automatically be alerted when there's a new task for them to perform. </text:p>
          <text:p text:style-name="P29"><text:span text:style-name="Strong_20_Emphasis"><text:span text:style-name="T4">100.1</text:span></text:span><text:span text:style-name="T4"> </text:span><text:span text:style-name="Strong_20_Emphasis"><text:span text:style-name="T4">Not fully specified: It should also alert them when the deadline is nearing, when the priority changes, and possibly on other conditions.</text:span></text:span><text:span text:style-name="T4"> </text:span></text:p>
        </text:list-item>
        <text:list-item>
          <text:p text:style-name="P29"><text:span text:style-name="Strong_20_Emphasis"><text:span text:style-name="T4">110.0 Side-effects</text:span></text:span><text:span text:style-name="T4"> </text:span></text:p>
          <text:p text:style-name="P36">There should be a mechanism allowing for side-effects at certain points in time. </text:p>
          <text:list>
            <text:list-item>
              <text:list>
                <text:list-item>
                  <text:list>
                    <text:list-item>
                      <text:list>
                        <text:list-header>
                          <text:h text:style-name="P9" text:outline-level="5">Required: </text:h>
                        </text:list-header>
                      </text:list>
                    </text:list-item>
                  </text:list>
                </text:list-item>
              </text:list>
            </text:list-item>
            <text:list-item>
              <text:p text:style-name="P44">When a new task arrives </text:p>
            </text:list-item>
            <text:list-item>
              <text:p text:style-name="P44">When a task is finished. </text:p>
            </text:list-item>
            <text:list-item>
              <text:p text:style-name="P44">When a task gets unassigned </text:p>
            </text:list-item>
            <text:list-item>
              <text:p text:style-name="P44">When a task is started </text:p>
            </text:list-item>
            <text:list-item>
              <text:p text:style-name="P44">When a task is finished (committed) </text:p>
            </text:list-item>
            <text:list-item>
              <text:p text:style-name="P44">When a task is canceled (rolled back) </text:p>
            </text:list-item>
            <text:list-item>
              <text:p text:style-name="P44">When a task times out and is canceled. </text:p>
            </text:list-item>
          </text:list>
        </text:list-item>
        <text:list-item>
          <text:p text:style-name="P29"><text:span text:style-name="Strong_20_Emphasis"><text:span text:style-name="T12">120.0 Automatic tasks</text:span></text:span><text:span text:style-name="T12"> </text:span></text:p>
          <text:p text:style-name="P22">A task can be "automatic" in the sense, that it is only there for the side-effects. It is automatically finished as soon as it is created. </text:p>
          <text:p text:style-name="P29"><text:span text:style-name="Strong_20_Emphasis"><text:span text:style-name="T12">120.1 Timed automatic tasks</text:span></text:span><text:span text:style-name="T12"> </text:span></text:p>
          <text:p text:style-name="P22">Alternatively, we can specify a specific point in time, the automatic task should finish. This is useful for timeouts, e.g. when waiting for a client to return a form, we may cancel the case if we don't hear back within a configurable amount of time. <text:s/></text:p>
          <text:p text:style-name="P29"><text:soft-page-break/><text:span text:style-name="Strong_20_Emphasis"><text:span text:style-name="T4">120.5 Message tasks </text:span></text:span></text:p>
          <text:p text:style-name="P36">A message from an external source can be passed to the task. The task is executed upon receiving the message and all the criteria placed on the message are satisfied. </text:p>
        </text:list-item>
        <text:list-item>
          <text:p text:style-name="P29"><text:span text:style-name="Strong_20_Emphasis"><text:span text:style-name="T4">125.0 Commentability</text:span></text:span><text:span text:style-name="T4"> </text:span></text:p>
          <text:p text:style-name="P36">The actor can post a comment on a task at any time during the life-cycle of the case . <text:span text:style-name="T11">The comments are shown to the actors, so they can use them as a guidance in processing the case. </text:span></text:p>
        </text:list-item>
      </text:list>
      <text:h text:style-name="P8" text:outline-level="4">Contexts </text:h>
      <text:list xml:id="list35226498" text:style-name="L11">
        <text:list-item>
          <text:p text:style-name="P30"><text:span text:style-name="Strong_20_Emphasis"><text:span text:style-name="T12">130.0 Workflow Contexts</text:span></text:span><text:span text:style-name="T12"> </text:span></text:p>
          <text:p text:style-name="P30"><text:span text:style-name="T12">The same workflow definition may be applied in several different programs. In this case, the program will be the </text:span><text:span text:style-name="Emphasis"><text:span text:style-name="T12">context</text:span></text:span><text:span text:style-name="T12"> of the workflow. In other situations, the same workflow definition may be applied within separate programs running on the same site. In this case, the SHPO is the context. </text:span></text:p>
          <text:p text:style-name="P23">The things that are dependent on the context are: </text:p>
          <text:list>
            <text:list-item>
              <text:p text:style-name="P45">Static assignment </text:p>
            </text:list-item>
            <text:list-item>
              <text:p text:style-name="P45">The number of minutes estimated to complete the task </text:p>
            </text:list-item>
            <text:list-item>
              <text:p text:style-name="P45">The side effect events <text:s/></text:p>
            </text:list-item>
            <text:list-item>
              <text:p text:style-name="P23">Roles associated with a task. </text:p>
            </text:list-item>
          </text:list>
          <text:p text:style-name="P30"><text:span text:style-name="Strong_20_Emphasis"><text:span text:style-name="T4">Note! It may or may not be the case that a </text:span></text:span><text:span text:style-name="Strong_20_Emphasis"><text:span text:style-name="Emphasis"><text:span text:style-name="T4">context</text:span></text:span></text:span><text:span text:style-name="Strong_20_Emphasis"><text:span text:style-name="T4"> will always also be a </text:span></text:span><text:span text:style-name="Strong_20_Emphasis"><text:span text:style-name="Emphasis"><text:span text:style-name="T4">subsite</text:span></text:span></text:span><text:span text:style-name="Strong_20_Emphasis"><text:span text:style-name="T4">, in which case we don't need any additional concept to model this situation. </text:span></text:span></text:p>
        </text:list-item>
      </text:list>
      <text:h text:style-name="P6" text:outline-level="2">VI.B Requirements: API </text:h>
      <text:h text:style-name="P8" text:outline-level="4">Controlling the Workflow Process </text:h>
      <text:list xml:id="list35238691" text:style-name="L12">
        <text:list-item>
          <text:p text:style-name="P31"><text:span text:style-name="Strong_20_Emphasis"><text:span text:style-name="T12">200.0 Start workflow</text:span></text:span><text:span text:style-name="T12"> </text:span></text:p>
          <text:p text:style-name="P37"><text:span text:style-name="T11">Start a new process-instance of the workflow around an object. </text:span><text:s/></text:p>
        </text:list-item>
        <text:list-item>
          <text:p text:style-name="P31"><text:span text:style-name="Strong_20_Emphasis"><text:span text:style-name="T4">210.0 Cancel/Suspend/Resume workflow</text:span></text:span><text:span text:style-name="T4"> </text:span></text:p>
          <text:p text:style-name="P37">Cancel/suspend/resume the overall workflow process, e.g. if an applicant backs out of the process, or the administrator decides the processing must wait a while before continuing. </text:p>
        </text:list-item>
        <text:list-item>
          <text:p text:style-name="P31"><text:span text:style-name="Strong_20_Emphasis"><text:span text:style-name="T4">220.0 Start/Finish/Cancel task</text:span></text:span><text:span text:style-name="T4"> </text:span></text:p>
          <text:p text:style-name="P37">The API must provide for starting/finishing/canceling tasks. </text:p>
          <text:p text:style-name="P31"><text:span text:style-name="Strong_20_Emphasis"><text:span text:style-name="T4">220.1</text:span></text:span><text:span text:style-name="T4"> Finishing the task includes storing the output of the task in attributes attached to the workflow instance. </text:span></text:p>
        </text:list-item>
        <text:list-item>
          <text:p text:style-name="P31"><text:span text:style-name="Strong_20_Emphasis"><text:span text:style-name="T4">230.0 Workflow Attributes</text:span></text:span><text:span text:style-name="T4"> </text:span></text:p>
          <text:p text:style-name="P31"><text:span text:style-name="T4">Attributes for a process to use for branching and keeping state properties. <text:line-break/><text:line-break/></text:span><text:span text:style-name="Strong_20_Emphasis"><text:span text:style-name="T4">230.10 </text:span></text:span><text:span text:style-name="T4">Add and Edit attributes attributes per case <text:line-break/><text:line-break/></text:span><text:span text:style-name="Strong_20_Emphasis"><text:span text:style-name="T4">230.20 </text:span></text:span><text:span text:style-name="T4">Access to those attributes values in the callback procedures </text:span></text:p>
        </text:list-item>
      </text:list>
      <text:h text:style-name="P8" text:outline-level="4"><text:soft-page-break/>Creating Workflows </text:h>
      <text:list xml:id="list35211267" text:style-name="L13">
        <text:list-item>
          <text:p text:style-name="P38">API for defining workflows would be nice. </text:p>
        </text:list-item>
      </text:list>
      <text:h text:style-name="P6" text:outline-level="2">VI.C Requirements: Web Interface for Interacting with the Workflow Process </text:h>
      <text:list xml:id="list35223957" text:style-name="L14">
        <text:list-item>
          <text:p text:style-name="P32"><text:span text:style-name="Strong_20_Emphasis"><text:span text:style-name="T4">300.0 Work list</text:span></text:span><text:span text:style-name="T4"> </text:span></text:p>
          <text:p text:style-name="P39">The actor should have a work list page showing all the tasks he's supposed to perform. It should be ordered by priority/deadline. </text:p>
        </text:list-item>
        <text:list-item>
          <text:p text:style-name="P32"><text:span text:style-name="Strong_20_Emphasis"><text:span text:style-name="T4">310.0 Task information and management</text:span></text:span><text:span text:style-name="T4"> </text:span></text:p>
          <text:p text:style-name="P39">See the actor-scenario for a sample page. </text:p>
        </text:list-item>
        <text:list-item>
          <text:p text:style-name="P32"><text:span text:style-name="Strong_20_Emphasis"><text:span text:style-name="T4">320.0 Workflow overview</text:span></text:span><text:span text:style-name="T4"> </text:span></text:p>
          <text:p text:style-name="P32"><text:span text:style-name="T4">A page where you can get an overview of how a particular workflow is going overall, i.e., how all the workflow instances are doing. It's tough to come up with a good visual design of this that will give the quick overview. </text:span><text:span text:style-name="Strong_20_Emphasis"><text:span text:style-name="T4">Needs to be thought more about. Probably not a first version thing</text:span></text:span><text:span text:style-name="T4">. </text:span></text:p>
        </text:list-item>
      </text:list>
      <text:h text:style-name="P6" text:outline-level="2">VI.D Requirements: Web Interface for Defining Workflows </text:h>
      <text:list xml:id="list35242496" text:style-name="L15">
        <text:list-item>
          <text:p text:style-name="P33"><text:span text:style-name="Strong_20_Emphasis"><text:span text:style-name="T4">400.0 Simple Process Wizard</text:span></text:span><text:span text:style-name="T4"> <text:line-break/><text:line-break/>Step by step directions for creating a new workflow process. Do not expose process designer to more advance features such as addition parallel routing. </text:span></text:p>
        </text:list-item>
        <text:list-item>
          <text:p text:style-name="P33"><text:span text:style-name="Strong_20_Emphasis"><text:span text:style-name="T4">410.0 Advanced Process Builder</text:span></text:span><text:span text:style-name="T4"> <text:line-break/>Exposes all the glory details of each entity within the workflow. </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9M21S</meta:editing-duration>
    <meta:editing-cycles>43</meta:editing-cycles>
    <meta:generator>OpenOffice.org/3.3$Win32 OpenOffice.org_project/330m20$Build-9567</meta:generator>
    <dc:date>2012-02-20T15:46:43.51</dc:date>
    <dc:creator>James Wilfong</dc:creator>
    <meta:document-statistic meta:table-count="0" meta:image-count="0" meta:object-count="0" meta:page-count="8" meta:paragraph-count="166" meta:word-count="2912" meta:character-count="17549"/>
    <meta:user-defined meta:name="Info 1"/>
    <meta:user-defined meta:name="Info 2"/>
    <meta:user-defined meta:name="Info 3"/>
    <meta:user-defined meta:name="Info 4"/>
  </office:meta>
</office:document-meta>
</file>